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italic">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body">
      <style:paragraph-properties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Heading_20_1" style:master-page-name="Standard">
      <style:paragraph-properties fo:margin-top="0in" fo:margin-bottom="0in" fo:orphans="2" fo:widows="2" style:page-number="auto" fo:break-before="page"/>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use-window-font-color="true" style:text-underline-style="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3752in" svg:y="0in">
        <draw:image xlink:href="Pictures/20000007000025F9000000C9F0140E06.wmf" xlink:type="simple" xlink:show="embed" xlink:actuate="onLoad">
          <text:p/>
        </draw:image>
      </draw:frame>
      <draw:frame text:anchor-type="page" text:anchor-page-number="1" draw:z-index="7" draw:name="Picture 67"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8" draw:name="Picture 68"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9" draw:name="Picture 69"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0" draw:name="Picture 70"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1" draw:name="Picture 71"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2" draw:name="Picture 72"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3" draw:name="Picture 73"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4" draw:name="Picture 74"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5" draw:name="Picture 75"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6" draw:name="Picture 76"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7" draw:name="Picture 77"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8" draw:name="Picture 78"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9" draw:name="Picture 79" draw:style-name="gr2" draw:text-style-name="P10" svg:width="2.7913in" svg:height="0.135in" svg:x="-2.3752in" svg:y="0in">
        <draw:image xlink:href="Pictures/2000000700000FB5000000C94FDA4EAC.wmf" xlink:type="simple" xlink:show="embed" xlink:actuate="onLoad">
          <text:p/>
        </draw:image>
      </draw:frame>
      <text:h text:style-name="P8" text:outline-level="1">Introduction</text:h>
      <text:p text:style-name="P6"><draw:frame draw:style-name="fr1" draw:name="graphics1" text:anchor-type="as-char" svg:width="6.5in" svg:height="0.1346in" draw:z-index="20"><draw:image xlink:href="Pictures/20000007000025F9000000C9F0140E06.wmf" xlink:type="simple" xlink:show="embed" xlink:actuate="onLoad"/></draw:frame></text:p>
      <text:p text:style-name="P5">Java is a language that defines a runtime environment in which user-defined classes execute. The instances of these user-defined classes might represent real world data. The data might be stored in databases, file systems, or mainframe transaction processing systems. These data sources are collectively referred to as Enterprise Information Systems (EIS). Additionally, small footprint environments often require a way to manage persistent data in local storage.</text:p>
      <text:p text:style-name="P5">The data access techniques are different for each type of data source, and accessing the data presents a challenge to application developers, who currently need to use a different Application Programming Interface (API) for each type of data source. </text:p>
      <text:p text:style-name="P5">This means that application developers need to learn at least two different languages to develop business logic for these data sources: the Java programming language; and the specialized data access language required by the data source. </text:p>
      <text:p text:style-name="P5">Currently, aside from JDO, there are four Java standards for storing Java data persistently: serialization, JDBC, Enterprise JavaBeans, and Java Persistence API. Serialization preserves relationships among a graph of Java objects, but does not support sharing among multiple users. JDBC requires the user to explicitly manage the values of fields and map them into <text:alphabetical-index-mark-start text:id="IMark111047060" text:main-entry="true"/>relational<text:alphabetical-index-mark-end text:id="IMark111047060"/> database tables. Enterprise JavaBeans require a container in which to run. Java Persistence API can run either in a container or in a Java SE VM.</text:p>
      <text:p text:style-name="P5">Developers can be more productive if they focus on creating Java classes that implement business logic, and use native Java classes to represent data from the data sources. Mapping between the Java classes and the data source, if necessary, can be done by an EIS domain expert.</text:p>
      <text:p text:style-name="P5">JDO defines interfaces and classes to be used by application programmers when using classes whose instances are to be stored in persistent storage (persistence-capable classes), and specifies the contracts between suppliers of persistence-capable classes and the run-time environment (which is part of the JDO Implementation). </text:p>
      <text:p text:style-name="P5">The supplier of the JDO Implementation is hereinafter called the JDO vendor.</text:p>
      <text:p text:style-name="P7"><draw:frame draw:style-name="fr1" draw:name="1" text:anchor-type="as-char" svg:width="2.7917in" svg:height="0.1346in" draw:z-index="1"><draw:image xlink:href="Pictures/2000000700000FB5000000C94FDA4EAC.wmf" xlink:type="simple" xlink:show="embed" xlink:actuate="onLoad"/></draw:frame></text:p>
      <text:h text:style-name="P9" text:outline-level="2">Overview</text:h>
      <text:p text:style-name="P5">There are two major objectives of the JDO architecture: first, to provide application programmers a transparent Java-centric view of persistent information, including enterprise data and locally stored data; and second, to enable pluggable implementations of data-stores into application servers.</text:p>
      <text:p text:style-name="P5">The Java Data Objects architecture defines a standard API to data contained in local storage systems and heterogeneous enterprise information systems, such as ERP, mainframe transaction <text:soft-page-break/>processing and database systems. The architecture also refers to the Connector architecture (<text:a xlink:type="simple" xlink:href="" text:style-name="Internet_20_link" text:visited-style-name="Visited_20_Internet_20_Link"><text:span text:style-name="T3">see Appendix A reference </text:span></text:a><text:a xlink:type="simple" xlink:href="" text:style-name="Internet_20_link" text:visited-style-name="Visited_20_Internet_20_Link"><text:span text:style-name="T3">4</text:span></text:a><text:span text:style-name="T3">) </text:span>which defines a set of portable, scalable, secure, and transactional mechanisms for the integration of EIS with an application server. </text:p>
      <text:p text:style-name="P5">This architecture enables a local storage expert, an enterprise information system (EIS) vendor, or an EIS domain expert to provide a standard data view (JDO Implementation) for the local data or EIS. </text:p>
      <text:p text:style-name="P7"><draw:frame draw:style-name="fr1" draw:name="2" text:anchor-type="as-char" svg:width="2.7917in" svg:height="0.1346in" draw:z-index="2"><draw:image xlink:href="Pictures/2000000700000FB5000000C94FDA4EAC.wmf" xlink:type="simple" xlink:show="embed" xlink:actuate="onLoad"/></draw:frame></text:p>
      <text:h text:style-name="P9" text:outline-level="2">Scope</text:h>
      <text:p text:style-name="P5">The JDO architecture defines a standard set of contracts between an application programmer and an JDO vendor. These contracts focus on the view of the Java instances of persistence-capable classes.</text:p>
      <text:p text:style-name="P5">JDO uses the Connector Architecture (<text:a xlink:type="simple" xlink:href="" text:style-name="Internet_20_link" text:visited-style-name="Visited_20_Internet_20_Link"><text:span text:style-name="T3">see Appendix A reference </text:span></text:a><text:a xlink:type="simple" xlink:href="" text:style-name="Internet_20_link" text:visited-style-name="Visited_20_Internet_20_Link"><text:span text:style-name="T3">4</text:span></text:a><text:span text:style-name="T3">)</text:span> to specify the contract between the JDO vendor and an application server. These contracts focus on the important aspects of integration with heterogeneous enterprise information systems: instance management, <text:alphabetical-index-mark-start text:id="IMark111047060" text:main-entry="true"/>connection<text:alphabetical-index-mark-end text:id="IMark111047060"/> management, and transaction management.</text:p>
      <text:p text:style-name="P5">To provide transparent storage of local data, the JDO architecture does not require the Connector Architecture in non-managed (non-application server) environments.</text:p>
      <text:p text:style-name="P7"><draw:frame draw:style-name="fr1" draw:name="3" text:anchor-type="as-char" svg:width="2.7917in" svg:height="0.1346in" draw:z-index="3"><draw:image xlink:href="Pictures/2000000700000FB5000000C94FDA4EAC.wmf" xlink:type="simple" xlink:show="embed" xlink:actuate="onLoad"/></draw:frame></text:p>
      <text:h text:style-name="P9" text:outline-level="2">Target Audience</text:h>
      <text:p text:style-name="P5">The target audience for this specification includes:</text:p>
      <text:p text:style-name="P4">•<text:tab/>application developers</text:p>
      <text:p text:style-name="P4">•<text:tab/>JDO vendors</text:p>
      <text:p text:style-name="P4">•<text:tab/>enterprise information system (EIS) vendors and EIS Connector providers</text:p>
      <text:p text:style-name="P4">•<text:tab/>container providers</text:p>
      <text:p text:style-name="P4">•<text:tab/>enterprise system integrators</text:p>
      <text:p text:style-name="P4">•<text:tab/>enterprise tool vendors</text:p>
      <text:p text:style-name="P1">JDO defines two types of interfaces: the <text:span text:style-name="T2">JDO API</text:span>, of primary interest to application developers (the JDO instance life cycle) and the <text:span text:style-name="T2">JDO SPI</text:span>, of primary interest to container providers and JDO vendors. An italicized notice may appear at the end of a section, directing readers interested only in the API side to skip to the next API-side section.</text:p>
      <text:p text:style-name="P7"><draw:frame draw:style-name="fr1" draw:name="4" text:anchor-type="as-char" svg:width="2.7917in" svg:height="0.1346in" draw:z-index="4"><draw:image xlink:href="Pictures/2000000700000FB5000000C94FDA4EAC.wmf" xlink:type="simple" xlink:show="embed" xlink:actuate="onLoad"/></draw:frame></text:p>
      <text:h text:style-name="P9" text:outline-level="2">Organization</text:h>
      <text:p text:style-name="P5">This document describes the rationale and goals for a standard architecture for specifying the interface between an application developer and a local file system or EIS datastore. It then elaborates the JDO architecture and its relationship to the Connector architecture.</text:p>
      <text:p text:style-name="P5"><text:soft-page-break/>The document next describes two typical JDO scenarios, one managed (application server) and the other non-managed (local file storage). This chapter explains key roles and responsibilities involved in the development and deployment of portable Java applications that require persistent storage.</text:p>
      <text:p text:style-name="P5">The document then details the prescriptive aspects of the architecture. It starts with the JDO instance, which is the application programmer-visible part of the system. It then details the JDO <text:span text:style-name="T1">PersistenceManager</text:span>, which is the primary interface between a persistence-aware application, focusing on the contracts between the application developer and JDO implementation provider. Finally, the contracts for <text:alphabetical-index-mark-start text:id="IMark111047060" text:main-entry="true"/>connection<text:alphabetical-index-mark-end text:id="IMark111047060"/> and transaction management between the JDO vendor and application server vendor are defined.</text:p>
      <text:p text:style-name="P7"><draw:frame draw:style-name="fr1" draw:name="5" text:anchor-type="as-char" svg:width="2.7917in" svg:height="0.1346in" draw:z-index="5"><draw:image xlink:href="Pictures/2000000700000FB5000000C94FDA4EAC.wmf" xlink:type="simple" xlink:show="embed" xlink:actuate="onLoad"/></draw:frame></text:p>
      <text:h text:style-name="P9" text:outline-level="2">Document Convention</text:h>
      <text:p text:style-name="P5">A Palatino font is used for describing the JDO architecture.</text:p>
      <text:p text:style-name="P2">A courier font is used for code fragments.</text:p>
      <text:p text:style-name="P7"><draw:frame draw:style-name="fr1" draw:name="6" text:anchor-type="as-char" svg:width="2.7917in" svg:height="0.1346in" draw:z-index="6"><draw:image xlink:href="Pictures/2000000700000FB5000000C94FDA4EAC.wmf" xlink:type="simple" xlink:show="embed" xlink:actuate="onLoad"/></draw:frame></text:p>
      <text:h text:style-name="P9" text:outline-level="2">Terminology Convention</text:h>
      <text:p text:style-name="P5">“Must” is used where the specified component is required to implement some interface or action to be compliant with the specification.</text:p>
      <text:p text:style-name="P5">“Might” is used where there is an implementation choice whether or how to implement a method or function.</text:p>
      <text:p text:style-name="P5">“Should” is used to describe objectives of the specification and recommended application programming usage. If the recommended usage is not followed by applications, behavior is non-portable, unexpected, or unspecified. </text:p>
      <text:p text:style-name="P5">“Should” is also used where there is a recommended choice for possibly different implementation actions. If the recommended usage is not followed by implementations, inefficiencies might resul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2-06-24T14:18:02.43</meta:creation-date>
    <meta:editing-duration>PT27M39S</meta:editing-duration>
    <meta:generator>OpenOffice.org/3.4$Win32 OpenOffice.org_project/340m1$Build-9590</meta:generator>
    <dc:title>JDO_Chapter</dc:title>
    <dc:date>2013-01-22T19:45:45.59</dc:date>
    <meta:document-statistic meta:table-count="0" meta:image-count="7" meta:object-count="0" meta:page-count="3" meta:paragraph-count="44" meta:word-count="931" meta:character-count="6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